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187">
            <text:p>187</text:p>
          </table:table-cell>
          <table:table-cell office:value-type="float" office:value="18772">
            <text:p>18772</text:p>
          </table:table-cell>
          <table:table-cell>
            <draw:frame table:end-cell-address="Sheet1.O31" table:end-x="0.5098in" table:end-y="0.0417in" draw:z-index="0" draw:style-name="gr1" svg:width="10.9972in" svg:height="5.3551in" svg:x="0.1807in" svg:y="0in">
              <draw:object draw:notify-on-update-of-ranges=" Sheet1.B2:Sheet1.B10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-134.565">
            <text:p>-134.57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08.99">
            <text:p>108.99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-49.9087">
            <text:p>-49.91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-5.13201">
            <text:p>-5.13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76.7279">
            <text:p>76.73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-83.9251">
            <text:p>-83.93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81.508">
            <text:p>81.51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-64.708">
            <text:p>-64.71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-12.6833">
            <text:p>-12.68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47.5764">
            <text:p>47.58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-70.199">
            <text:p>-70.2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60.4802">
            <text:p>60.48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-24.9774">
            <text:p>-24.98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-18.0336">
            <text:p>-18.03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30.691">
            <text:p>30.69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-43.2015">
            <text:p>-43.2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37.3079">
            <text:p>37.31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-1.85337">
            <text:p>-1.85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-29.874">
            <text:p>-29.87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27.1376">
            <text:p>27.14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-30.6823">
            <text:p>-30.68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6.01143">
            <text:p>6.01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8.00451">
            <text:p>8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-27.3116">
            <text:p>-27.31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-15.8834">
            <text:p>-15.88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.48419">
            <text:p>1.48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20.2081">
            <text:p>20.21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-22.6036">
            <text:p>-22.6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22.9649">
            <text:p>22.96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-3.39883">
            <text:p>-3.4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-7.52135">
            <text:p>-7.52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20.34">
            <text:p>20.34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-14.0403">
            <text:p>-14.04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24.5106">
            <text:p>24.51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7.5016">
            <text:p>17.5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-6.56437">
            <text:p>-6.56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5.81421">
            <text:p>5.81</text:p>
          </table:table-cell>
          <table:table-cell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-12.2312">
            <text:p>-12.23</text:p>
          </table:table-cell>
          <table:table-cell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-6.7678">
            <text:p>-6.77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11.9798">
            <text:p>11.98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-1.90542">
            <text:p>-1.91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2.51087">
            <text:p>2.51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1.85529">
            <text:p>1.86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-1.98526">
            <text:p>-1.99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13.058">
            <text:p>13.06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-5.43761">
            <text:p>-5.44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8.99999">
            <text:p>9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.62814">
            <text:p>1.63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-8">
            <text:p>-8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8.7752">
            <text:p>8.78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-5.33897">
            <text:p>-5.34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-2.33434">
            <text:p>-2.33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2.98868">
            <text:p>2.99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-5.50676">
            <text:p>-5.51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22.0029">
            <text:p>22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.47842">
            <text:p>1.48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-15.4034">
            <text:p>-15.4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2.33857">
            <text:p>2.34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-11.9191">
            <text:p>-11.92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-6.34564">
            <text:p>-6.35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-1.14281">
            <text:p>-1.14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-0.997098">
            <text:p>-1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3.39689">
            <text:p>3.4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-9.50936">
            <text:p>-9.51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3.2112">
            <text:p>3.21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9.2702">
            <text:p>19.27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-8.27094">
            <text:p>-8.27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27.1677">
            <text:p>27.17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-2.83215">
            <text:p>-2.83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-9.4482">
            <text:p>-9.45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17.6794">
            <text:p>17.68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-16.7352">
            <text:p>-16.74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20.659">
            <text:p>20.66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-6.06715e-07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-3.62088">
            <text:p>-3.62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22.5563">
            <text:p>22.56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-42.1044">
            <text:p>-42.1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4.50006">
            <text:p>4.5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14.5493">
            <text:p>14.55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-25.6784">
            <text:p>-25.68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43.0411">
            <text:p>43.04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-45.9293">
            <text:p>-45.93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8.41953">
            <text:p>8.42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41.7667">
            <text:p>41.77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-52.7693">
            <text:p>-52.77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59.1099">
            <text:p>59.11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-42.1218">
            <text:p>-42.12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-12.8327">
            <text:p>-12.83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55.2908">
            <text:p>55.29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-101.611">
            <text:p>-101.61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79.3067">
            <text:p>79.31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-29.4898">
            <text:p>-29.49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-18.9783">
            <text:p>-18.98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85.3051">
            <text:p>85.31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-127.624">
            <text:p>-127.62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118.033">
            <text:p>118.03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-52.7344">
            <text:p>-52.73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-43.467">
            <text:p>-43.47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20">11/20/2009</text:date>, <text:time>17:09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</meta:initial-creator>
    <meta:creation-date>2009-11-18T14:14:36</meta:creation-date>
    <dc:date>2009-11-20T17:09:36</dc:date>
    <dc:creator>vincent </dc:creator>
    <meta:editing-duration>PT01H07M28S</meta:editing-duration>
    <meta:editing-cycles>4</meta:editing-cycles>
    <meta:generator>OpenOffice.org/3.1$Linux OpenOffice.org_project/310m19$Build-9420</meta:generator>
    <meta:document-statistic meta:table-count="3" meta:cell-count="2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27.934cm" svg:height="13.603cm" chart:class="chart:line" chart:column-mapping="" chart:style-name="ch1">
        <chart:legend chart:legend-position="end" svg:x="25.482cm" svg:y="6.519cm" chart:style-name="ch2"/>
        <chart:plot-area chart:style-name="ch3" table:cell-range-address="Sheet1.B2:Sheet1.B100" chart:data-source-has-labels="column" svg:x="0.558cm" svg:y="0.272cm" svg:width="24.367cm" svg:height="12.787cm">
          <chart:axis chart:dimension="x" chart:name="primary-x" chart:style-name="ch4">
            <chart:categories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00" chart:class="chart:line">
            <chart:data-point chart:repeated="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-134.565">
                <text:p text:id="Sheet1.B2:Sheet1.B100">-134.565</text:p>
              </table:table-cell>
            </table:table-row>
            <table:table-row>
              <table:table-cell office:value-type="string"/>
              <table:table-cell office:value-type="float" office:value="108.99">
                <text:p>108.99</text:p>
              </table:table-cell>
            </table:table-row>
            <table:table-row>
              <table:table-cell office:value-type="string"/>
              <table:table-cell office:value-type="float" office:value="-49.9087">
                <text:p>-49.9087</text:p>
              </table:table-cell>
            </table:table-row>
            <table:table-row>
              <table:table-cell office:value-type="string"/>
              <table:table-cell office:value-type="float" office:value="-5.13201">
                <text:p>-5.13201</text:p>
              </table:table-cell>
            </table:table-row>
            <table:table-row>
              <table:table-cell office:value-type="string"/>
              <table:table-cell office:value-type="float" office:value="76.7279">
                <text:p>76.7279</text:p>
              </table:table-cell>
            </table:table-row>
            <table:table-row>
              <table:table-cell office:value-type="string"/>
              <table:table-cell office:value-type="float" office:value="-83.9251">
                <text:p>-83.9251</text:p>
              </table:table-cell>
            </table:table-row>
            <table:table-row>
              <table:table-cell office:value-type="string"/>
              <table:table-cell office:value-type="float" office:value="81.508">
                <text:p>81.508</text:p>
              </table:table-cell>
            </table:table-row>
            <table:table-row>
              <table:table-cell office:value-type="string"/>
              <table:table-cell office:value-type="float" office:value="-64.708">
                <text:p>-64.708</text:p>
              </table:table-cell>
            </table:table-row>
            <table:table-row>
              <table:table-cell office:value-type="string"/>
              <table:table-cell office:value-type="float" office:value="-12.6833">
                <text:p>-12.6833</text:p>
              </table:table-cell>
            </table:table-row>
            <table:table-row>
              <table:table-cell office:value-type="string"/>
              <table:table-cell office:value-type="float" office:value="47.5764">
                <text:p>47.5764</text:p>
              </table:table-cell>
            </table:table-row>
            <table:table-row>
              <table:table-cell office:value-type="string"/>
              <table:table-cell office:value-type="float" office:value="-70.199">
                <text:p>-70.199</text:p>
              </table:table-cell>
            </table:table-row>
            <table:table-row>
              <table:table-cell office:value-type="string"/>
              <table:table-cell office:value-type="float" office:value="60.4802">
                <text:p>60.4802</text:p>
              </table:table-cell>
            </table:table-row>
            <table:table-row>
              <table:table-cell office:value-type="string"/>
              <table:table-cell office:value-type="float" office:value="-24.9774">
                <text:p>-24.9774</text:p>
              </table:table-cell>
            </table:table-row>
            <table:table-row>
              <table:table-cell office:value-type="string"/>
              <table:table-cell office:value-type="float" office:value="-18.0336">
                <text:p>-18.0336</text:p>
              </table:table-cell>
            </table:table-row>
            <table:table-row>
              <table:table-cell office:value-type="string"/>
              <table:table-cell office:value-type="float" office:value="30.691">
                <text:p>30.691</text:p>
              </table:table-cell>
            </table:table-row>
            <table:table-row>
              <table:table-cell office:value-type="string"/>
              <table:table-cell office:value-type="float" office:value="-43.2015">
                <text:p>-43.2015</text:p>
              </table:table-cell>
            </table:table-row>
            <table:table-row>
              <table:table-cell office:value-type="string"/>
              <table:table-cell office:value-type="float" office:value="37.3079">
                <text:p>37.3079</text:p>
              </table:table-cell>
            </table:table-row>
            <table:table-row>
              <table:table-cell office:value-type="string"/>
              <table:table-cell office:value-type="float" office:value="-1.85337">
                <text:p>-1.85337</text:p>
              </table:table-cell>
            </table:table-row>
            <table:table-row>
              <table:table-cell office:value-type="string"/>
              <table:table-cell office:value-type="float" office:value="-29.874">
                <text:p>-29.874</text:p>
              </table:table-cell>
            </table:table-row>
            <table:table-row>
              <table:table-cell office:value-type="string"/>
              <table:table-cell office:value-type="float" office:value="27.1376">
                <text:p>27.1376</text:p>
              </table:table-cell>
            </table:table-row>
            <table:table-row>
              <table:table-cell office:value-type="string"/>
              <table:table-cell office:value-type="float" office:value="-30.6823">
                <text:p>-30.6823</text:p>
              </table:table-cell>
            </table:table-row>
            <table:table-row>
              <table:table-cell office:value-type="string"/>
              <table:table-cell office:value-type="float" office:value="6.01143">
                <text:p>6.01143</text:p>
              </table:table-cell>
            </table:table-row>
            <table:table-row>
              <table:table-cell office:value-type="string"/>
              <table:table-cell office:value-type="float" office:value="8.00451">
                <text:p>8.00451</text:p>
              </table:table-cell>
            </table:table-row>
            <table:table-row>
              <table:table-cell office:value-type="string"/>
              <table:table-cell office:value-type="float" office:value="-27.3116">
                <text:p>-27.3116</text:p>
              </table:table-cell>
            </table:table-row>
            <table:table-row>
              <table:table-cell office:value-type="string"/>
              <table:table-cell office:value-type="float" office:value="28">
                <text:p>28</text:p>
              </table:table-cell>
            </table:table-row>
            <table:table-row>
              <table:table-cell office:value-type="string"/>
              <table:table-cell office:value-type="float" office:value="-15.8834">
                <text:p>-15.8834</text:p>
              </table:table-cell>
            </table:table-row>
            <table:table-row>
              <table:table-cell office:value-type="string"/>
              <table:table-cell office:value-type="float" office:value="1.48419">
                <text:p>1.48419</text:p>
              </table:table-cell>
            </table:table-row>
            <table:table-row>
              <table:table-cell office:value-type="string"/>
              <table:table-cell office:value-type="float" office:value="20.2081">
                <text:p>20.2081</text:p>
              </table:table-cell>
            </table:table-row>
            <table:table-row>
              <table:table-cell office:value-type="string"/>
              <table:table-cell office:value-type="float" office:value="-22.6036">
                <text:p>-22.6036</text:p>
              </table:table-cell>
            </table:table-row>
            <table:table-row>
              <table:table-cell office:value-type="string"/>
              <table:table-cell office:value-type="float" office:value="22.9649">
                <text:p>22.9649</text:p>
              </table:table-cell>
            </table:table-row>
            <table:table-row>
              <table:table-cell office:value-type="string"/>
              <table:table-cell office:value-type="float" office:value="-3.39883">
                <text:p>-3.39883</text:p>
              </table:table-cell>
            </table:table-row>
            <table:table-row>
              <table:table-cell office:value-type="string"/>
              <table:table-cell office:value-type="float" office:value="-7.52135">
                <text:p>-7.52135</text:p>
              </table:table-cell>
            </table:table-row>
            <table:table-row>
              <table:table-cell office:value-type="string"/>
              <table:table-cell office:value-type="float" office:value="20.34">
                <text:p>20.34</text:p>
              </table:table-cell>
            </table:table-row>
            <table:table-row>
              <table:table-cell office:value-type="string"/>
              <table:table-cell office:value-type="float" office:value="-14.0403">
                <text:p>-14.0403</text:p>
              </table:table-cell>
            </table:table-row>
            <table:table-row>
              <table:table-cell office:value-type="string"/>
              <table:table-cell office:value-type="float" office:value="24.5106">
                <text:p>24.5106</text:p>
              </table:table-cell>
            </table:table-row>
            <table:table-row>
              <table:table-cell office:value-type="string"/>
              <table:table-cell office:value-type="float" office:value="17.5016">
                <text:p>17.5016</text:p>
              </table:table-cell>
            </table:table-row>
            <table:table-row>
              <table:table-cell office:value-type="string"/>
              <table:table-cell office:value-type="float" office:value="-6.56437">
                <text:p>-6.56437</text:p>
              </table:table-cell>
            </table:table-row>
            <table:table-row>
              <table:table-cell office:value-type="string"/>
              <table:table-cell office:value-type="float" office:value="5.81421">
                <text:p>5.81421</text:p>
              </table:table-cell>
            </table:table-row>
            <table:table-row>
              <table:table-cell office:value-type="string"/>
              <table:table-cell office:value-type="float" office:value="-12.2312">
                <text:p>-12.2312</text:p>
              </table:table-cell>
            </table:table-row>
            <table:table-row>
              <table:table-cell office:value-type="string"/>
              <table:table-cell office:value-type="float" office:value="-6.7678">
                <text:p>-6.7678</text:p>
              </table:table-cell>
            </table:table-row>
            <table:table-row>
              <table:table-cell office:value-type="string"/>
              <table:table-cell office:value-type="float" office:value="11.9798">
                <text:p>11.9798</text:p>
              </table:table-cell>
            </table:table-row>
            <table:table-row>
              <table:table-cell office:value-type="string"/>
              <table:table-cell office:value-type="float" office:value="-1.90542">
                <text:p>-1.90542</text:p>
              </table:table-cell>
            </table:table-row>
            <table:table-row>
              <table:table-cell office:value-type="string"/>
              <table:table-cell office:value-type="float" office:value="2.51087">
                <text:p>2.51087</text:p>
              </table:table-cell>
            </table:table-row>
            <table:table-row>
              <table:table-cell office:value-type="string"/>
              <table:table-cell office:value-type="float" office:value="1.85529">
                <text:p>1.85529</text:p>
              </table:table-cell>
            </table:table-row>
            <table:table-row>
              <table:table-cell office:value-type="string"/>
              <table:table-cell office:value-type="float" office:value="-1.98526">
                <text:p>-1.98526</text:p>
              </table:table-cell>
            </table:table-row>
            <table:table-row>
              <table:table-cell office:value-type="string"/>
              <table:table-cell office:value-type="float" office:value="13.058">
                <text:p>13.058</text:p>
              </table:table-cell>
            </table:table-row>
            <table:table-row>
              <table:table-cell office:value-type="string"/>
              <table:table-cell office:value-type="float" office:value="-5.43761">
                <text:p>-5.43761</text:p>
              </table:table-cell>
            </table:table-row>
            <table:table-row>
              <table:table-cell office:value-type="string"/>
              <table:table-cell office:value-type="float" office:value="8.99999">
                <text:p>8.99999</text:p>
              </table:table-cell>
            </table:table-row>
            <table:table-row>
              <table:table-cell office:value-type="string"/>
              <table:table-cell office:value-type="float" office:value="1.62814">
                <text:p>1.62814</text:p>
              </table:table-cell>
            </table:table-row>
            <table:table-row>
              <table:table-cell office:value-type="string"/>
              <table:table-cell office:value-type="float" office:value="-8">
                <text:p>-8</text:p>
              </table:table-cell>
            </table:table-row>
            <table:table-row>
              <table:table-cell office:value-type="string"/>
              <table:table-cell office:value-type="float" office:value="8.7752">
                <text:p>8.7752</text:p>
              </table:table-cell>
            </table:table-row>
            <table:table-row>
              <table:table-cell office:value-type="string"/>
              <table:table-cell office:value-type="float" office:value="-5.33897">
                <text:p>-5.33897</text:p>
              </table:table-cell>
            </table:table-row>
            <table:table-row>
              <table:table-cell office:value-type="string"/>
              <table:table-cell office:value-type="float" office:value="-2.33434">
                <text:p>-2.33434</text:p>
              </table:table-cell>
            </table:table-row>
            <table:table-row>
              <table:table-cell office:value-type="string"/>
              <table:table-cell office:value-type="float" office:value="2.98868">
                <text:p>2.98868</text:p>
              </table:table-cell>
            </table:table-row>
            <table:table-row>
              <table:table-cell office:value-type="string"/>
              <table:table-cell office:value-type="float" office:value="-5.50676">
                <text:p>-5.50676</text:p>
              </table:table-cell>
            </table:table-row>
            <table:table-row>
              <table:table-cell office:value-type="string"/>
              <table:table-cell office:value-type="float" office:value="22.0029">
                <text:p>22.0029</text:p>
              </table:table-cell>
            </table:table-row>
            <table:table-row>
              <table:table-cell office:value-type="string"/>
              <table:table-cell office:value-type="float" office:value="1.47842">
                <text:p>1.47842</text:p>
              </table:table-cell>
            </table:table-row>
            <table:table-row>
              <table:table-cell office:value-type="string"/>
              <table:table-cell office:value-type="float" office:value="-15.4034">
                <text:p>-15.4034</text:p>
              </table:table-cell>
            </table:table-row>
            <table:table-row>
              <table:table-cell office:value-type="string"/>
              <table:table-cell office:value-type="float" office:value="2.33857">
                <text:p>2.33857</text:p>
              </table:table-cell>
            </table:table-row>
            <table:table-row>
              <table:table-cell office:value-type="string"/>
              <table:table-cell office:value-type="float" office:value="-11.9191">
                <text:p>-11.9191</text:p>
              </table:table-cell>
            </table:table-row>
            <table:table-row>
              <table:table-cell office:value-type="string"/>
              <table:table-cell office:value-type="float" office:value="-6.34564">
                <text:p>-6.34564</text:p>
              </table:table-cell>
            </table:table-row>
            <table:table-row>
              <table:table-cell office:value-type="string"/>
              <table:table-cell office:value-type="float" office:value="-1.14281">
                <text:p>-1.14281</text:p>
              </table:table-cell>
            </table:table-row>
            <table:table-row>
              <table:table-cell office:value-type="string"/>
              <table:table-cell office:value-type="float" office:value="-0.997098">
                <text:p>-0.997098</text:p>
              </table:table-cell>
            </table:table-row>
            <table:table-row>
              <table:table-cell office:value-type="string"/>
              <table:table-cell office:value-type="float" office:value="3.39689">
                <text:p>3.39689</text:p>
              </table:table-cell>
            </table:table-row>
            <table:table-row>
              <table:table-cell office:value-type="string"/>
              <table:table-cell office:value-type="float" office:value="-9.50936">
                <text:p>-9.50936</text:p>
              </table:table-cell>
            </table:table-row>
            <table:table-row>
              <table:table-cell office:value-type="string"/>
              <table:table-cell office:value-type="float" office:value="3.2112">
                <text:p>3.2112</text:p>
              </table:table-cell>
            </table:table-row>
            <table:table-row>
              <table:table-cell office:value-type="string"/>
              <table:table-cell office:value-type="float" office:value="19.2702">
                <text:p>19.2702</text:p>
              </table:table-cell>
            </table:table-row>
            <table:table-row>
              <table:table-cell office:value-type="string"/>
              <table:table-cell office:value-type="float" office:value="-8.27094">
                <text:p>-8.27094</text:p>
              </table:table-cell>
            </table:table-row>
            <table:table-row>
              <table:table-cell office:value-type="string"/>
              <table:table-cell office:value-type="float" office:value="27.1677">
                <text:p>27.1677</text:p>
              </table:table-cell>
            </table:table-row>
            <table:table-row>
              <table:table-cell office:value-type="string"/>
              <table:table-cell office:value-type="float" office:value="-2.83215">
                <text:p>-2.83215</text:p>
              </table:table-cell>
            </table:table-row>
            <table:table-row>
              <table:table-cell office:value-type="string"/>
              <table:table-cell office:value-type="float" office:value="-9.4482">
                <text:p>-9.4482</text:p>
              </table:table-cell>
            </table:table-row>
            <table:table-row>
              <table:table-cell office:value-type="string"/>
              <table:table-cell office:value-type="float" office:value="17.6794">
                <text:p>17.6794</text:p>
              </table:table-cell>
            </table:table-row>
            <table:table-row>
              <table:table-cell office:value-type="string"/>
              <table:table-cell office:value-type="float" office:value="-16.7352">
                <text:p>-16.7352</text:p>
              </table:table-cell>
            </table:table-row>
            <table:table-row>
              <table:table-cell office:value-type="string"/>
              <table:table-cell office:value-type="float" office:value="20.659">
                <text:p>20.659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-3.62088">
                <text:p>-3.62088</text:p>
              </table:table-cell>
            </table:table-row>
            <table:table-row>
              <table:table-cell office:value-type="string"/>
              <table:table-cell office:value-type="float" office:value="22.5563">
                <text:p>22.5563</text:p>
              </table:table-cell>
            </table:table-row>
            <table:table-row>
              <table:table-cell office:value-type="string"/>
              <table:table-cell office:value-type="float" office:value="-42.1044">
                <text:p>-42.1044</text:p>
              </table:table-cell>
            </table:table-row>
            <table:table-row>
              <table:table-cell office:value-type="string"/>
              <table:table-cell office:value-type="float" office:value="4.50006">
                <text:p>4.50006</text:p>
              </table:table-cell>
            </table:table-row>
            <table:table-row>
              <table:table-cell office:value-type="string"/>
              <table:table-cell office:value-type="float" office:value="14.5493">
                <text:p>14.5493</text:p>
              </table:table-cell>
            </table:table-row>
            <table:table-row>
              <table:table-cell office:value-type="string"/>
              <table:table-cell office:value-type="float" office:value="-25.6784">
                <text:p>-25.6784</text:p>
              </table:table-cell>
            </table:table-row>
            <table:table-row>
              <table:table-cell office:value-type="string"/>
              <table:table-cell office:value-type="float" office:value="43.0411">
                <text:p>43.0411</text:p>
              </table:table-cell>
            </table:table-row>
            <table:table-row>
              <table:table-cell office:value-type="string"/>
              <table:table-cell office:value-type="float" office:value="-45.9293">
                <text:p>-45.9293</text:p>
              </table:table-cell>
            </table:table-row>
            <table:table-row>
              <table:table-cell office:value-type="string"/>
              <table:table-cell office:value-type="float" office:value="8.41953">
                <text:p>8.41953</text:p>
              </table:table-cell>
            </table:table-row>
            <table:table-row>
              <table:table-cell office:value-type="string"/>
              <table:table-cell office:value-type="float" office:value="41.7667">
                <text:p>41.7667</text:p>
              </table:table-cell>
            </table:table-row>
            <table:table-row>
              <table:table-cell office:value-type="string"/>
              <table:table-cell office:value-type="float" office:value="-52.7693">
                <text:p>-52.7693</text:p>
              </table:table-cell>
            </table:table-row>
            <table:table-row>
              <table:table-cell office:value-type="string"/>
              <table:table-cell office:value-type="float" office:value="59.1099">
                <text:p>59.1099</text:p>
              </table:table-cell>
            </table:table-row>
            <table:table-row>
              <table:table-cell office:value-type="string"/>
              <table:table-cell office:value-type="float" office:value="-42.1218">
                <text:p>-42.1218</text:p>
              </table:table-cell>
            </table:table-row>
            <table:table-row>
              <table:table-cell office:value-type="string"/>
              <table:table-cell office:value-type="float" office:value="-12.8327">
                <text:p>-12.8327</text:p>
              </table:table-cell>
            </table:table-row>
            <table:table-row>
              <table:table-cell office:value-type="string"/>
              <table:table-cell office:value-type="float" office:value="55.2908">
                <text:p>55.2908</text:p>
              </table:table-cell>
            </table:table-row>
            <table:table-row>
              <table:table-cell office:value-type="string"/>
              <table:table-cell office:value-type="float" office:value="-101.611">
                <text:p>-101.611</text:p>
              </table:table-cell>
            </table:table-row>
            <table:table-row>
              <table:table-cell office:value-type="string"/>
              <table:table-cell office:value-type="float" office:value="79.3067">
                <text:p>79.3067</text:p>
              </table:table-cell>
            </table:table-row>
            <table:table-row>
              <table:table-cell office:value-type="string"/>
              <table:table-cell office:value-type="float" office:value="-29.4898">
                <text:p>-29.4898</text:p>
              </table:table-cell>
            </table:table-row>
            <table:table-row>
              <table:table-cell office:value-type="string"/>
              <table:table-cell office:value-type="float" office:value="-18.9783">
                <text:p>-18.9783</text:p>
              </table:table-cell>
            </table:table-row>
            <table:table-row>
              <table:table-cell office:value-type="string"/>
              <table:table-cell office:value-type="float" office:value="85.3051">
                <text:p>85.3051</text:p>
              </table:table-cell>
            </table:table-row>
            <table:table-row>
              <table:table-cell office:value-type="string"/>
              <table:table-cell office:value-type="float" office:value="-127.624">
                <text:p>-127.624</text:p>
              </table:table-cell>
            </table:table-row>
            <table:table-row>
              <table:table-cell office:value-type="string"/>
              <table:table-cell office:value-type="float" office:value="118.033">
                <text:p>118.033</text:p>
              </table:table-cell>
            </table:table-row>
            <table:table-row>
              <table:table-cell office:value-type="string"/>
              <table:table-cell office:value-type="float" office:value="-52.7344">
                <text:p>-52.7344</text:p>
              </table:table-cell>
            </table:table-row>
            <table:table-row>
              <table:table-cell office:value-type="string"/>
              <table:table-cell office:value-type="float" office:value="-43.467">
                <text:p>-43.4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